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p text:style-name="Text_20_body">i'm more hopeless than romantic, don't let the poetry fool ya<text:line-break/>invest in karmasutra, eventually karma suits ya<text:line-break/>this song is not about you, but somehow it's still about you<text:line-break/>these sacrifices for nothing had left me feeling like chiaotz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